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45">
            <text:p>45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44">
            <text:p>44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44">
            <text:p>44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R4];[.I$1:.I$1048576];0)" office:value-type="float" office:value="91">
            <text:p>91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R5];[.I$1:.I$1048576];0)" office:value-type="float" office:value="92">
            <text:p>9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R6];[.I$1:.I$1048576];0)" office:value-type="float" office:value="50">
            <text:p>5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R7];[.I$1:.I$1048576];0)" office:value-type="float" office:value="36">
            <text:p>36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R8];[.I$1:.I$1048576];0)" office:value-type="float" office:value="69">
            <text:p>69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R9];[.I$1:.I$1048576];0)" office:value-type="float" office:value="22">
            <text:p>2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19.890000000000001">
            <text:p>19.8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R10];[.I$1:.I$1048576];0)" office:value-type="float" office:value="23">
            <text:p>23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R11];[.I$1:.I$1048576];0)" office:value-type="float" office:value="88">
            <text:p>8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16.670000000000002">
            <text:p>16.67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R12];[.I$1:.I$1048576];0)" office:value-type="float" office:value="88">
            <text:p>8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13.369999999999999">
            <text:p>13.37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R13];[.I$1:.I$1048576];0)" office:value-type="float" office:value="47">
            <text:p>47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R14];[.I$1:.I$1048576];0)" office:value-type="float" office:value="49">
            <text:p>49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R15];[.I$1:.I$1048576];0)" office:value-type="float" office:value="82">
            <text:p>8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R16];[.I$1:.I$1048576];0)" office:value-type="float" office:value="38">
            <text:p>3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R17];[.I$1:.I$1048576];0)" office:value-type="float" office:value="85">
            <text:p>8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R18];[.I$1:.I$1048576];0)" office:value-type="float" office:value="34">
            <text:p>34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R19];[.I$1:.I$1048576];0)" office:value-type="float" office:value="93">
            <text:p>93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R20];[.I$1:.I$1048576];0)" office:value-type="float" office:value="67">
            <text:p>67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28.710000000000001">
            <text:p>28.71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2679999999999998">
            <text:p>0.8268</text:p>
          </table:table-cell>
          <table:table-cell table:style-name="ACE-1" office:value-type="float" office:value="0.94589999999999996">
            <text:p>0.9459</text:p>
          </table:table-cell>
          <table:table-cell table:style-name="ACE-1" office:value-type="float" office:value="0.6986">
            <text:p>0.6986</text:p>
          </table:table-cell>
          <table:table-cell table:style-name="ACE-1" office:value-type="float" office:value="0.68200000000000005">
            <text:p>0.682</text:p>
          </table:table-cell>
          <table:table-cell table:style-name="ACE-1" office:value-type="float" office:value="40.57">
            <text:p>40.57</text:p>
          </table:table-cell>
          <table:table-cell table:style-name="ACE-1" office:value-type="float" office:value="0.63619999999999999">
            <text:p>0.6362</text:p>
          </table:table-cell>
          <table:table-cell table:style-name="ACE-1" office:value-type="float" office:value="0.15010000000000001">
            <text:p>0.1501</text:p>
          </table:table-cell>
          <table:table-cell table:style-name="ACE-1" office:value-type="float" office:value="0.68600000000000005">
            <text:p>0.68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553cb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34.770000000000003">
            <text:p>34.77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26.969999999999999">
            <text:p>26.97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4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>
          <table:table-cell table:number-columns-repeated="15" table:style-name="ACE-3"/>
          <table:table-cell table:number-columns-repeated="113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283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81">
          <gnm:selection gnm:start-col="14" gnm:start-row="81" gnm:end-col="14" gnm:end-row="8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2:27:36Z</dc:date>
    <meta:editing-cycles>61</meta:editing-cycles>
    <meta:editing-duration>P1DT2H39M15S</meta:editing-duration>
    <meta:generator>gnumeric/1.12.46</meta:generator>
  </office:meta>
</office:document-meta>
</file>